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04d29c" officeooo:paragraph-rsid="0004d29c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4d29c" officeooo:paragraph-rsid="0006ecf8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04d29c" officeooo:paragraph-rsid="00073fa8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073fa8" officeooo:paragraph-rsid="00073fa8"/>
    </style:style>
    <style:style style:name="P5" style:family="paragraph" style:parent-style-name="Standard">
      <style:paragraph-properties fo:line-height="150%" fo:text-align="justify" style:justify-single-word="false"/>
      <style:text-properties fo:font-weight="bold" officeooo:rsid="00073fa8" officeooo:paragraph-rsid="00073fa8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Text_20_body">
      <style:paragraph-properties fo:line-height="150%" fo:text-align="justify" style:justify-single-word="false"/>
      <style:text-properties officeooo:rsid="0004d29c" officeooo:paragraph-rsid="0004d29c"/>
    </style:style>
    <style:style style:name="P8" style:family="paragraph" style:parent-style-name="Text_20_body" style:list-style-name="L1">
      <style:paragraph-properties fo:margin-top="0.423cm" fo:margin-bottom="0.423cm" style:contextual-spacing="false" fo:line-height="150%" fo:text-align="justify" style:justify-single-word="false" fo:orphans="2" fo:widows="2"/>
    </style:style>
    <style:style style:name="T1" style:family="text">
      <style:text-properties officeooo:rsid="0003fb64"/>
    </style:style>
    <style:style style:name="T2" style:family="text">
      <style:text-properties officeooo:rsid="0005f24f"/>
    </style:style>
    <style:style style:name="T3" style:family="text">
      <style:text-properties fo:font-variant="normal" fo:text-transform="none" fo:color="#0e1116" loext:opacity="100%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0e1116" loext:opacity="100%" style:font-name="apple-system" fo:font-size="12pt" fo:letter-spacing="normal" fo:font-style="normal"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pm i</text:p>
      <text:p text:style-name="P6">npm test <text:span text:style-name="T2">(testar todas as funções)</text:span></text:p>
      <text:p text:style-name="P6">npm test <text:span text:style-name="T1">+ nome da função </text:span><text:span text:style-name="T2">(testar função específica)</text:span></text:p>
      <text:p text:style-name="P6"/>
      <text:p text:style-name="P6">pode usar console log pra ver se tá voltando o certo, mas não esquecer o return da função</text:p>
      <text:p text:style-name="P6"/>
      <text:p text:style-name="P6">dessa vez quem vai verificar o padrão da linguagem JS será o ESLint </text:p>
      <text:p text:style-name="P6"/>
      <text:p text:style-name="P1">================================================</text:p>
      <text:p text:style-name="P1"/>
      <text:p text:style-name="P7"><text:span text:style-name="T3">Para verificar se a sua avaliação foi computada com sucesso, você pode verificar os </text:span><text:span text:style-name="Strong_20_Emphasis"><text:span text:style-name="T4">detalhes da execução do avaliador</text:span></text:span><text:span text:style-name="T3">:</text:span></text:p>
      <text:list xml:id="list3430079469" text:style-name="L1">
        <text:list-item>
          <text:p text:style-name="P8"><text:span text:style-name="T3">Na página do seu </text:span><text:span text:style-name="Emphasis"><text:span text:style-name="T3">Pull Request</text:span></text:span><text:span text:style-name="T3">, acima do "botão de merge", procure por </text:span><text:span text:style-name="Emphasis"><text:span text:style-name="Strong_20_Emphasis"><text:span text:style-name="T4">"Evaluator job"</text:span></text:span></text:span><text:span text:style-name="T3"> e clique no link </text:span><text:span text:style-name="Emphasis"><text:span text:style-name="Strong_20_Emphasis"><text:span text:style-name="T4">"Details"</text:span></text:span></text:span><text:span text:style-name="T3">;</text:span></text:p>
        </text:list-item>
        <text:list-item>
          <text:p text:style-name="P8"><text:span text:style-name="T3">Na página que se abrirá, procure pela linha </text:span><text:span text:style-name="Emphasis"><text:span text:style-name="Strong_20_Emphasis"><text:span text:style-name="T4">"Evaluator step"</text:span></text:span></text:span><text:span text:style-name="T3"> e clique nela;</text:span></text:p>
        </text:list-item>
      </text:list>
      <text:p text:style-name="P2">================================================</text:p>
      <text:p text:style-name="P2"/>
      <text:p text:style-name="P5">Formulário de feedback sobre o projeto</text:p>
      <text:p text:style-name="P4"/>
      <text:p text:style-name="P4"><text:a xlink:type="simple" xlink:href="https://be-trybe.typeform.com/to/ZTeR4IbH" text:style-name="Internet_20_link" text:visited-style-name="Visited_20_Internet_20_Link">https://be-trybe.typeform.com/to/ZTeR4IbH</text:a></text:p>
      <text:p text:style-name="P4"/>
      <text:p text:style-name="P3">================================================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4T15:53:17.807088347</meta:creation-date>
    <dc:date>2022-08-24T16:36:06.686630241</dc:date>
    <meta:editing-duration>PT42M49S</meta:editing-duration>
    <meta:editing-cycles>6</meta:editing-cycles>
    <meta:generator>LibreOffice/7.3.5.2$Linux_X86_64 LibreOffice_project/30$Build-2</meta:generator>
    <meta:document-statistic meta:table-count="0" meta:image-count="0" meta:object-count="0" meta:page-count="1" meta:paragraph-count="13" meta:word-count="112" meta:character-count="779" meta:non-whitespace-character-count="681"/>
  </office:meta>
</office:document-meta>
</file>